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Title">
      <style:paragraph-properties fo:text-align="center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Title">
      <style:paragraph-properties fo:text-align="center" fo:break-before="auto" fo:line-height="115%" style:writing-mode="lr-tb"/>
    </style:style>
    <style:style style:name="T8_1" style:family="text"/>
    <style:style style:name="P9" style:family="paragraph" style:parent-style-name="Title">
      <style:paragraph-properties fo:text-align="center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Heading_20_2">
      <style:paragraph-properties fo:break-before="auto" fo:line-height="115%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>
      <style:text-properties fo:background-color="#ffffff" fo:color="#252525"/>
    </style:style>
    <style:style style:name="T12_10" style:family="text">
      <style:text-properties fo:background-color="#ffffff" fo:color="#252525"/>
    </style:style>
    <style:style style:name="T12_11" style:family="text">
      <style:text-properties fo:background-color="#ffffff" fo:color="#252525"/>
    </style:style>
    <style:style style:name="T12_12" style:family="text">
      <style:text-properties fo:background-color="#ffffff" fo:color="#252525"/>
    </style:style>
    <style:style style:name="T12_13" style:family="text">
      <style:text-properties fo:background-color="#ffffff" fo:color="#252525"/>
    </style:style>
    <style:style style:name="T12_14" style:family="text">
      <style:text-properties fo:background-color="#ffffff" fo:color="#252525"/>
    </style:style>
    <style:style style:name="T12_15" style:family="text">
      <style:text-properties fo:background-color="#ffffff" fo:font-style="italic" style:font-style-asian="italic" style:font-style-complex="italic" fo:color="#252525"/>
    </style:style>
    <style:style style:name="T12_16" style:family="text">
      <style:text-properties fo:background-color="#ffffff" fo:font-style="italic" style:font-style-asian="italic" style:font-style-complex="italic" fo:color="#252525"/>
    </style:style>
    <style:style style:name="T12_17" style:family="text">
      <style:text-properties fo:background-color="#ffffff" fo:font-style="italic" style:font-style-asian="italic" style:font-style-complex="italic" fo:color="#252525"/>
    </style:style>
    <style:style style:name="T12_18" style:family="text">
      <style:text-properties fo:background-color="#ffffff" fo:color="#252525"/>
    </style:style>
    <style:style style:name="T12_19" style:family="text">
      <style:text-properties fo:background-color="#ffffff" fo:color="#252525"/>
    </style:style>
    <style:style style:name="T12_20" style:family="text">
      <style:text-properties fo:background-color="#ffffff" fo:color="#252525"/>
    </style:style>
    <style:style style:name="T12_21" style:family="text">
      <style:text-properties fo:background-color="#ffffff" fo:color="#252525"/>
    </style:style>
    <style:style style:name="T12_22" style:family="text">
      <style:text-properties fo:background-color="#ffffff" fo:color="#252525"/>
    </style:style>
    <style:style style:name="T12_23" style:family="text">
      <style:text-properties fo:background-color="#ffffff" fo:color="#252525"/>
    </style:style>
    <style:style style:name="T12_24" style:family="text">
      <style:text-properties fo:background-color="#ffffff" fo:color="#252525"/>
    </style:style>
    <style:style style:name="T12_25" style:family="text">
      <style:text-properties fo:background-color="#ffffff" fo:color="#252525"/>
    </style:style>
    <style:style style:name="T12_26" style:family="text">
      <style:text-properties fo:background-color="#ffffff" fo:color="#252525"/>
    </style:style>
    <style:style style:name="T12_27" style:family="text">
      <style:text-properties fo:background-color="#ffffff" fo:color="#252525"/>
    </style:style>
    <style:style style:name="T12_28" style:family="text">
      <style:text-properties fo:background-color="#ffffff" fo:color="#252525"/>
    </style:style>
    <style:style style:name="T12_29" style:family="text">
      <style:text-properties fo:background-color="#ffffff" fo:color="#252525"/>
    </style:style>
    <style:style style:name="T12_30" style:family="text">
      <style:text-properties fo:background-color="#ffffff" fo:color="#252525"/>
    </style:style>
    <style:style style:name="T12_31" style:family="text">
      <style:text-properties fo:background-color="#ffffff" fo:color="#252525"/>
    </style:style>
    <style:style style:name="T12_32" style:family="text">
      <style:text-properties fo:background-color="#ffffff" fo:color="#252525"/>
    </style:style>
    <style:style style:name="T12_33" style:family="text">
      <style:text-properties fo:background-color="#ffffff" fo:color="#252525"/>
    </style:style>
    <style:style style:name="T12_34" style:family="text">
      <style:text-properties fo:background-color="#ffffff" fo:color="#252525"/>
    </style:style>
    <style:style style:name="T12_35" style:family="text">
      <style:text-properties fo:background-color="#ffffff" fo:color="#252525"/>
    </style:style>
    <style:style style:name="T12_36" style:family="text">
      <style:text-properties fo:background-color="#ffffff" fo:color="#252525"/>
    </style:style>
    <style:style style:name="T12_37" style:family="text">
      <style:text-properties fo:background-color="#ffffff" fo:color="#252525"/>
    </style:style>
    <style:style style:name="T12_38" style:family="text">
      <style:text-properties fo:background-color="#ffffff" fo:color="#252525"/>
    </style:style>
    <style:style style:name="T12_39" style:family="text">
      <style:text-properties fo:background-color="#ffffff" fo:color="#252525"/>
    </style:style>
    <style:style style:name="T12_40" style:family="text">
      <style:text-properties fo:background-color="#ffffff" fo:color="#252525"/>
    </style:style>
    <style:style style:name="T12_41" style:family="text">
      <style:text-properties fo:background-color="#ffffff" fo:color="#252525"/>
    </style:style>
    <style:style style:name="T12_42" style:family="text">
      <style:text-properties fo:background-color="#ffffff" fo:color="#252525"/>
    </style:style>
    <style:style style:name="T12_43" style:family="text">
      <style:text-properties fo:background-color="#ffffff" fo:color="#252525"/>
    </style:style>
    <style:style style:name="T12_44" style:family="text">
      <style:text-properties fo:background-color="#ffffff" fo:color="#252525"/>
    </style:style>
    <style:style style:name="T12_45" style:family="text">
      <style:text-properties fo:background-color="#ffffff" fo:color="#252525"/>
    </style:style>
    <style:style style:name="T12_46" style:family="text">
      <style:text-properties fo:background-color="#ffffff" fo:color="#252525"/>
    </style:style>
    <style:style style:name="T12_47" style:family="text">
      <style:text-properties fo:background-color="#ffffff" fo:color="#252525"/>
    </style:style>
    <style:style style:name="T12_48" style:family="text">
      <style:text-properties fo:background-color="#ffffff" fo:color="#252525"/>
    </style:style>
    <style:style style:name="T12_49" style:family="text">
      <style:text-properties fo:background-color="#ffffff" fo:color="#252525"/>
    </style:style>
    <style:style style:name="T12_50" style:family="text">
      <style:text-properties fo:background-color="#ffffff" fo:color="#252525"/>
    </style:style>
    <style:style style:name="T12_51" style:family="text">
      <style:text-properties fo:background-color="#ffffff" fo:color="#252525"/>
    </style:style>
    <style:style style:name="T12_52" style:family="text">
      <style:text-properties fo:background-color="#ffffff" fo:color="#252525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 fo:color="#252525"/>
    </style:style>
    <style:style style:name="T13_2" style:family="text">
      <style:text-properties fo:background-color="#ffffff" fo:color="#252525"/>
    </style:style>
    <style:style style:name="T13_3" style:family="text">
      <style:text-properties fo:background-color="#ffffff" fo:color="#252525"/>
    </style:style>
    <style:style style:name="T13_4" style:family="text">
      <style:text-properties fo:background-color="#ffffff" fo:color="#252525"/>
    </style:style>
    <style:style style:name="T13_5" style:family="text">
      <style:text-properties fo:background-color="#ffffff" fo:color="#252525"/>
    </style:style>
    <style:style style:name="T13_6" style:family="text">
      <style:text-properties fo:background-color="#ffffff" fo:color="#252525"/>
    </style:style>
    <style:style style:name="T13_7" style:family="text">
      <style:text-properties fo:background-color="#ffffff" fo:color="#252525"/>
    </style:style>
    <style:style style:name="T13_8" style:family="text">
      <style:text-properties fo:background-color="#ffffff" fo:color="#252525"/>
    </style:style>
    <style:style style:name="T13_9" style:family="text">
      <style:text-properties fo:background-color="#ffffff" fo:color="#252525"/>
    </style:style>
    <style:style style:name="T13_10" style:family="text">
      <style:text-properties fo:background-color="#ffffff" fo:color="#252525"/>
    </style:style>
    <style:style style:name="T13_11" style:family="text">
      <style:text-properties fo:background-color="#ffffff" fo:color="#252525"/>
    </style:style>
    <style:style style:name="T13_12" style:family="text">
      <style:text-properties fo:background-color="#ffffff" fo:color="#252525"/>
    </style:style>
    <style:style style:name="T13_13" style:family="text">
      <style:text-properties fo:background-color="#ffffff" fo:color="#252525"/>
    </style:style>
    <style:style style:name="T13_14" style:family="text">
      <style:text-properties fo:background-color="#ffffff" fo:color="#252525"/>
    </style:style>
    <style:style style:name="T13_15" style:family="text">
      <style:text-properties fo:background-color="#ffffff" fo:color="#252525"/>
    </style:style>
    <style:style style:name="T13_16" style:family="text">
      <style:text-properties fo:background-color="#ffffff" fo:color="#252525"/>
    </style:style>
    <style:style style:name="T13_17" style:family="text">
      <style:text-properties fo:background-color="#ffffff" fo:color="#252525"/>
    </style:style>
    <style:style style:name="T13_18" style:family="text">
      <style:text-properties fo:background-color="#ffffff" fo:color="#252525"/>
    </style:style>
    <style:style style:name="T13_19" style:family="text">
      <style:text-properties fo:background-color="#ffffff" fo:color="#252525"/>
    </style:style>
    <style:style style:name="T13_20" style:family="text">
      <style:text-properties fo:background-color="#ffffff" fo:color="#252525"/>
    </style:style>
    <style:style style:name="T13_21" style:family="text">
      <style:text-properties fo:background-color="#ffffff" fo:color="#252525"/>
    </style:style>
    <style:style style:name="T13_22" style:family="text">
      <style:text-properties fo:background-color="#ffffff" fo:color="#252525"/>
    </style:style>
    <style:style style:name="T13_23" style:family="text">
      <style:text-properties fo:background-color="#ffffff" fo:color="#252525"/>
    </style:style>
    <style:style style:name="T13_24" style:family="text">
      <style:text-properties fo:background-color="#ffffff" fo:color="#252525"/>
    </style:style>
    <style:style style:name="T13_25" style:family="text">
      <style:text-properties fo:background-color="#ffffff" fo:color="#252525"/>
    </style:style>
    <style:style style:name="T13_26" style:family="text">
      <style:text-properties fo:background-color="#ffffff" fo:color="#252525"/>
    </style:style>
    <style:style style:name="T13_27" style:family="text">
      <style:text-properties fo:background-color="#ffffff" fo:color="#252525"/>
    </style:style>
    <style:style style:name="T13_28" style:family="text">
      <style:text-properties fo:background-color="#ffffff" fo:color="#252525"/>
    </style:style>
    <style:style style:name="T13_29" style:family="text">
      <style:text-properties fo:background-color="#ffffff" fo:color="#252525"/>
    </style:style>
    <style:style style:name="T13_30" style:family="text">
      <style:text-properties fo:background-color="#ffffff" fo:color="#252525"/>
    </style:style>
    <style:style style:name="T13_31" style:family="text">
      <style:text-properties fo:background-color="#ffffff" fo:color="#252525"/>
    </style:style>
    <style:style style:name="T13_32" style:family="text">
      <style:text-properties fo:background-color="#ffffff" fo:color="#252525"/>
    </style:style>
    <style:style style:name="T13_33" style:family="text">
      <style:text-properties fo:background-color="#ffffff" fo:color="#252525"/>
    </style:style>
    <style:style style:name="T13_34" style:family="text">
      <style:text-properties fo:background-color="#ffffff" fo:color="#252525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15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16" style:family="paragraph" style:parent-style-name="Heading_20_2">
      <style:paragraph-properties fo:break-before="auto" fo:line-height="115%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Heading_20_2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Heading_20_2">
      <style:paragraph-properties fo:break-before="auto" fo:line-height="115%" style:writing-mode="lr-tb"/>
    </style:style>
    <style:style style:name="T27_1" style:family="text"/>
    <style:style style:name="T27_2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Heading_20_2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>
      <style:text-properties fo:font-weight="bold" style:font-weight-asian="bold" style:font-weight-complex="bold"/>
    </style:style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>
      <style:text-properties fo:font-weight="bold" style:font-weight-asian="bold" style:font-weight-complex="bold"/>
    </style:style>
    <style:style style:name="T31_124" style:family="text">
      <style:text-properties fo:font-weight="bold" style:font-weight-asian="bold" style:font-weight-complex="bold"/>
    </style:style>
    <style:style style:name="T31_125" style:family="text">
      <style:text-properties fo:font-weight="bold" style:font-weight-asian="bold" style:font-weight-complex="bold"/>
    </style:style>
    <style:style style:name="T31_126" style:family="text">
      <style:text-properties fo:font-weight="bold" style:font-weight-asian="bold" style:font-weight-complex="bold"/>
    </style:style>
    <style:style style:name="T31_127" style:family="text">
      <style:text-properties fo:font-weight="bold" style:font-weight-asian="bold" style:font-weight-complex="bold"/>
    </style:style>
    <style:style style:name="T31_128" style:family="text">
      <style:text-properties fo:font-weight="bold" style:font-weight-asian="bold" style:font-weight-complex="bold"/>
    </style:style>
    <style:style style:name="T31_129" style:family="text">
      <style:text-properties fo:font-weight="bold" style:font-weight-asian="bold" style:font-weight-complex="bold"/>
    </style:style>
    <style:style style:name="T31_130" style:family="text">
      <style:text-properties fo:font-weight="bold" style:font-weight-asian="bold" style:font-weight-complex="bold"/>
    </style:style>
    <style:style style:name="T31_131" style:family="text">
      <style:text-properties fo:font-weight="bold" style:font-weight-asian="bold" style:font-weight-complex="bold"/>
    </style:style>
    <style:style style:name="T31_132" style:family="text">
      <style:text-properties fo:font-weight="bold" style:font-weight-asian="bold" style:font-weight-complex="bold"/>
    </style:style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  <style:style style:name="T31_163" style:family="text"/>
    <style:style style:name="T31_164" style:family="text"/>
    <style:style style:name="T31_165" style:family="text"/>
    <style:style style:name="T31_166" style:family="text"/>
    <style:style style:name="T31_167" style:family="text"/>
    <style:style style:name="T31_168" style:family="text"/>
    <style:style style:name="T31_169" style:family="text"/>
    <style:style style:name="T31_170" style:family="text"/>
    <style:style style:name="T31_171" style:family="text"/>
    <style:style style:name="T31_172" style:family="text"/>
    <style:style style:name="T31_173" style:family="text"/>
    <style:style style:name="T31_174" style:family="text"/>
    <style:style style:name="T31_175" style:family="text"/>
    <style:style style:name="T31_176" style:family="text"/>
    <style:style style:name="T31_177" style:family="text"/>
    <style:style style:name="T31_178" style:family="text"/>
    <style:style style:name="T31_179" style:family="text"/>
    <style:style style:name="T31_180" style:family="text"/>
    <style:style style:name="T31_181" style:family="text"/>
    <style:style style:name="T31_182" style:family="text"/>
    <style:style style:name="T31_183" style:family="text"/>
    <style:style style:name="T31_184" style:family="text"/>
    <style:style style:name="T31_185" style:family="text"/>
    <style:style style:name="T31_186" style:family="text"/>
    <style:style style:name="T31_187" style:family="text"/>
    <style:style style:name="T31_188" style:family="text"/>
    <style:style style:name="T31_189" style:family="text"/>
    <style:style style:name="T31_190" style:family="text"/>
    <style:style style:name="T31_191" style:family="text"/>
    <style:style style:name="T31_192" style:family="text"/>
    <style:style style:name="T31_193" style:family="text"/>
    <style:style style:name="T31_194" style:family="text"/>
    <style:style style:name="T31_195" style:family="text"/>
    <style:style style:name="T31_196" style:family="text"/>
    <style:style style:name="T31_197" style:family="text"/>
    <style:style style:name="T31_198" style:family="text"/>
    <style:style style:name="T31_199" style:family="text"/>
    <style:style style:name="T31_200" style:family="text"/>
    <style:style style:name="T31_201" style:family="text"/>
    <style:style style:name="T31_202" style:family="text"/>
    <style:style style:name="T31_203" style:family="text"/>
    <style:style style:name="T31_204" style:family="text"/>
    <style:style style:name="T31_205" style:family="text"/>
    <style:style style:name="T31_206" style:family="text"/>
    <style:style style:name="T31_207" style:family="text"/>
    <style:style style:name="T31_208" style:family="text"/>
    <style:style style:name="T31_209" style:family="text"/>
    <style:style style:name="T31_210" style:family="text"/>
    <style:style style:name="T31_211" style:family="text"/>
    <style:style style:name="T31_212" style:family="text"/>
    <style:style style:name="T31_213" style:family="text"/>
    <style:style style:name="T31_214" style:family="text"/>
    <style:style style:name="T31_215" style:family="text"/>
    <style:style style:name="T31_216" style:family="text"/>
    <style:style style:name="T31_217" style:family="text"/>
    <style:style style:name="T31_218" style:family="text"/>
    <style:style style:name="T31_219" style:family="text"/>
    <style:style style:name="T31_220" style:family="text"/>
    <style:style style:name="T31_221" style:family="text"/>
    <style:style style:name="T31_222" style:family="text"/>
    <style:style style:name="T31_223" style:family="text"/>
    <style:style style:name="T31_224" style:family="text"/>
    <style:style style:name="T31_225" style:family="text"/>
    <style:style style:name="T31_226" style:family="text"/>
    <style:style style:name="T31_227" style:family="text"/>
    <style:style style:name="T31_228" style:family="text"/>
    <style:style style:name="T31_229" style:family="text"/>
    <style:style style:name="T31_230" style:family="text"/>
    <style:style style:name="T31_231" style:family="text"/>
    <style:style style:name="T31_232" style:family="text"/>
    <style:style style:name="T31_233" style:family="text"/>
    <style:style style:name="T31_234" style:family="text"/>
    <style:style style:name="T31_235" style:family="text"/>
    <style:style style:name="T31_236" style:family="text"/>
    <style:style style:name="T31_237" style:family="text"/>
    <style:style style:name="T31_238" style:family="text"/>
    <style:style style:name="T31_239" style:family="text"/>
    <style:style style:name="T31_240" style:family="text"/>
    <style:style style:name="T31_241" style:family="text"/>
    <style:style style:name="T31_242" style:family="text"/>
    <style:style style:name="T31_243" style:family="text"/>
    <style:style style:name="T31_244" style:family="text"/>
    <style:style style:name="T31_245" style:family="text"/>
    <style:style style:name="T31_246" style:family="text"/>
    <style:style style:name="T31_247" style:family="text"/>
    <style:style style:name="T31_248" style:family="text"/>
    <style:style style:name="T31_249" style:family="text"/>
    <style:style style:name="T31_250" style:family="text"/>
    <style:style style:name="T31_251" style:family="text"/>
    <style:style style:name="T31_252" style:family="text"/>
    <style:style style:name="T31_253" style:family="text"/>
    <style:style style:name="T31_254" style:family="text"/>
    <style:style style:name="T31_255" style:family="text"/>
    <style:style style:name="T31_256" style:family="text"/>
    <style:style style:name="T31_257" style:family="text"/>
    <style:style style:name="T31_258" style:family="text"/>
    <style:style style:name="T31_259" style:family="text"/>
    <style:style style:name="T31_260" style:family="text"/>
    <style:style style:name="T31_261" style:family="text"/>
    <style:style style:name="T31_262" style:family="text"/>
    <style:style style:name="T31_263" style:family="text"/>
    <style:style style:name="T31_264" style:family="text"/>
    <style:style style:name="T31_265" style:family="text"/>
    <style:style style:name="T31_266" style:family="text"/>
    <style:style style:name="T31_267" style:family="text"/>
    <style:style style:name="T31_268" style:family="text"/>
    <style:style style:name="T31_269" style:family="text"/>
    <style:style style:name="T31_270" style:family="text"/>
    <style:style style:name="T31_271" style:family="text"/>
    <style:style style:name="T31_272" style:family="text"/>
    <style:style style:name="T31_273" style:family="text"/>
    <style:style style:name="T31_274" style:family="text"/>
    <style:style style:name="T31_275" style:family="text"/>
    <style:style style:name="T31_276" style:family="text"/>
    <style:style style:name="T31_277" style:family="text"/>
    <style:style style:name="T31_278" style:family="text"/>
    <style:style style:name="T31_279" style:family="text"/>
    <style:style style:name="T31_280" style:family="text"/>
    <style:style style:name="T31_281" style:family="text"/>
    <style:style style:name="T31_282" style:family="text">
      <style:text-properties fo:font-weight="bold" style:font-weight-asian="bold" style:font-weight-complex="bold"/>
    </style:style>
    <style:style style:name="T31_283" style:family="text">
      <style:text-properties fo:font-weight="bold" style:font-weight-asian="bold" style:font-weight-complex="bold"/>
    </style:style>
    <style:style style:name="T31_284" style:family="text">
      <style:text-properties fo:font-weight="bold" style:font-weight-asian="bold" style:font-weight-complex="bold"/>
    </style:style>
    <style:style style:name="T31_285" style:family="text">
      <style:text-properties fo:font-weight="bold" style:font-weight-asian="bold" style:font-weight-complex="bold"/>
    </style:style>
    <style:style style:name="T31_286" style:family="text">
      <style:text-properties fo:font-weight="bold" style:font-weight-asian="bold" style:font-weight-complex="bold"/>
    </style:style>
    <style:style style:name="T31_287" style:family="text">
      <style:text-properties fo:font-weight="bold" style:font-weight-asian="bold" style:font-weight-complex="bold"/>
    </style:style>
    <style:style style:name="T31_288" style:family="text"/>
    <style:style style:name="T31_289" style:family="text"/>
    <style:style style:name="T31_290" style:family="text"/>
    <style:style style:name="T31_291" style:family="text"/>
    <style:style style:name="T31_292" style:family="text"/>
    <style:style style:name="T31_293" style:family="text"/>
    <style:style style:name="T31_294" style:family="text"/>
    <style:style style:name="T31_295" style:family="text"/>
    <style:style style:name="T31_296" style:family="text"/>
    <style:style style:name="T31_297" style:family="text"/>
    <style:style style:name="T31_298" style:family="text"/>
    <style:style style:name="T31_299" style:family="text"/>
    <style:style style:name="T31_300" style:family="text">
      <style:text-properties fo:font-weight="bold" style:font-weight-asian="bold" style:font-weight-complex="bold"/>
    </style:style>
    <style:style style:name="T31_301" style:family="text"/>
    <style:style style:name="T31_302" style:family="text"/>
    <style:style style:name="T31_303" style:family="text"/>
    <style:style style:name="T31_304" style:family="text"/>
    <style:style style:name="T31_305" style:family="text"/>
    <style:style style:name="T31_306" style:family="text"/>
    <style:style style:name="T31_307" style:family="text"/>
    <style:style style:name="T31_308" style:family="text"/>
    <style:style style:name="T31_309" style:family="text"/>
    <style:style style:name="T31_310" style:family="text"/>
    <style:style style:name="T31_311" style:family="text"/>
    <style:style style:name="T31_312" style:family="text"/>
    <style:style style:name="T31_313" style:family="text"/>
    <style:style style:name="T31_314" style:family="text"/>
    <style:style style:name="T31_315" style:family="text"/>
    <style:style style:name="T31_316" style:family="text"/>
    <style:style style:name="T31_317" style:family="text"/>
    <style:style style:name="T31_318" style:family="text"/>
    <style:style style:name="T31_319" style:family="text"/>
    <style:style style:name="T31_320" style:family="text"/>
    <style:style style:name="T31_321" style:family="text"/>
    <style:style style:name="T31_322" style:family="text"/>
    <style:style style:name="T31_323" style:family="text"/>
    <style:style style:name="T31_324" style:family="text"/>
    <style:style style:name="T31_325" style:family="text"/>
    <style:style style:name="T31_326" style:family="text"/>
    <style:style style:name="T31_327" style:family="text"/>
    <style:style style:name="T31_328" style:family="text"/>
    <style:style style:name="T31_329" style:family="text"/>
    <style:style style:name="T31_330" style:family="text"/>
    <style:style style:name="T31_33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>
      <style:text-properties fo:font-weight="bold" style:font-weight-asian="bold" style:font-weight-complex="bold"/>
    </style:style>
    <style:style style:name="T32_16" style:family="text">
      <style:text-properties fo:font-weight="bold" style:font-weight-asian="bold" style:font-weight-complex="bold"/>
    </style:style>
    <style:style style:name="T32_17" style:family="text">
      <style:text-properties fo:font-weight="bold" style:font-weight-asian="bold" style:font-weight-complex="bold"/>
    </style:style>
    <style:style style:name="T32_18" style:family="text">
      <style:text-properties fo:font-weight="bold" style:font-weight-asian="bold" style:font-weight-complex="bold"/>
    </style:style>
    <style:style style:name="T32_19" style:family="text">
      <style:text-properties fo:font-weight="bold" style:font-weight-asian="bold" style:font-weight-complex="bold"/>
    </style:style>
    <style:style style:name="T32_20" style:family="text">
      <style:text-properties fo:font-weight="bold" style:font-weight-asian="bold" style:font-weight-complex="bold"/>
    </style:style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>
      <style:text-properties fo:font-weight="bold" style:font-weight-asian="bold" style:font-weight-complex="bold"/>
    </style:style>
    <style:style style:name="T32_34" style:family="text">
      <style:text-properties fo:font-weight="bold" style:font-weight-asian="bold" style:font-weight-complex="bold"/>
    </style:style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>
      <style:text-properties fo:font-weight="bold" style:font-weight-asian="bold" style:font-weight-complex="bold"/>
    </style:style>
    <style:style style:name="T34_8" style:family="text">
      <style:text-properties fo:font-weight="bold" style:font-weight-asian="bold" style:font-weight-complex="bold"/>
    </style:style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>
      <style:text-properties fo:font-weight="bold" style:font-weight-asian="bold" style:font-weight-complex="bold"/>
    </style:style>
    <style:style style:name="T34_15" style:family="text"/>
    <style:style style:name="T34_16" style:family="text">
      <style:text-properties fo:font-weight="bold" style:font-weight-asian="bold" style:font-weight-complex="bold"/>
    </style:style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>
      <style:text-properties fo:font-weight="bold" style:font-weight-asian="bold" style:font-weight-complex="bold"/>
    </style:style>
    <style:style style:name="T35_28" style:family="text">
      <style:text-properties fo:font-weight="bold" style:font-weight-asian="bold" style:font-weight-complex="bold"/>
    </style:style>
    <style:style style:name="T35_29" style:family="text">
      <style:text-properties fo:font-weight="bold" style:font-weight-asian="bold" style:font-weight-complex="bold"/>
    </style:style>
    <style:style style:name="T35_30" style:family="text">
      <style:text-properties fo:font-weight="bold" style:font-weight-asian="bold" style:font-weight-complex="bold"/>
    </style:style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>
      <style:text-properties fo:font-weight="bold" style:font-weight-asian="bold" style:font-weight-complex="bold"/>
    </style:style>
    <style:style style:name="T35_54" style:family="text">
      <style:text-properties fo:font-weight="bold" style:font-weight-asian="bold" style:font-weight-complex="bold"/>
    </style:style>
    <style:style style:name="T35_55" style:family="text">
      <style:text-properties fo:font-weight="bold" style:font-weight-asian="bold" style:font-weight-complex="bold"/>
    </style:style>
    <style:style style:name="T35_56" style:family="text">
      <style:text-properties fo:font-weight="bold" style:font-weight-asian="bold" style:font-weight-complex="bold"/>
    </style:style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>
      <style:text-properties fo:font-weight="bold" style:font-weight-asian="bold" style:font-weight-complex="bold"/>
    </style:style>
    <style:style style:name="T35_94" style:family="text">
      <style:text-properties fo:font-weight="bold" style:font-weight-asian="bold" style:font-weight-complex="bold"/>
    </style:style>
    <style:style style:name="T35_95" style:family="text">
      <style:text-properties fo:font-weight="bold" style:font-weight-asian="bold" style:font-weight-complex="bold"/>
    </style:style>
    <style:style style:name="T35_96" style:family="text">
      <style:text-properties fo:font-weight="bold" style:font-weight-asian="bold" style:font-weight-complex="bold"/>
    </style:style>
    <style:style style:name="T35_97" style:family="text"/>
    <style:style style:name="T35_9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>
      <style:text-properties fo:font-weight="bold" style:font-weight-asian="bold" style:font-weight-complex="bold"/>
    </style:style>
    <style:style style:name="T36_10" style:family="text">
      <style:text-properties fo:font-weight="bold" style:font-weight-asian="bold" style:font-weight-complex="bold"/>
    </style:style>
    <style:style style:name="T36_11" style:family="text">
      <style:text-properties fo:font-weight="bold" style:font-weight-asian="bold" style:font-weight-complex="bold"/>
    </style:style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>
      <style:text-properties fo:font-weight="bold" style:font-weight-asian="bold" style:font-weight-complex="bold"/>
    </style:style>
    <style:style style:name="T36_19" style:family="text">
      <style:text-properties fo:font-weight="bold" style:font-weight-asian="bold" style:font-weight-complex="bold"/>
    </style:style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>
      <style:text-properties fo:font-style="italic" style:font-style-asian="italic" style:font-style-complex="italic"/>
    </style:style>
    <style:style style:name="T36_25" style:family="text">
      <style:text-properties fo:font-style="italic" style:font-style-asian="italic" style:font-style-complex="italic"/>
    </style:style>
    <style:style style:name="T36_26" style:family="text">
      <style:text-properties fo:font-style="italic" style:font-style-asian="italic" style:font-style-complex="italic"/>
    </style:style>
    <style:style style:name="T36_27" style:family="text">
      <style:text-properties fo:font-style="italic" style:font-style-asian="italic" style:font-style-complex="italic"/>
    </style:style>
    <style:style style:name="T36_28" style:family="text">
      <style:text-properties fo:font-style="italic" style:font-style-asian="italic" style:font-style-complex="italic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>
      <style:text-properties fo:font-weight="bold" style:font-weight-asian="bold" style:font-weight-complex="bold"/>
    </style:style>
    <style:style style:name="T37_16" style:family="text">
      <style:text-properties fo:font-weight="bold" style:font-weight-asian="bold" style:font-weight-complex="bold"/>
    </style:style>
    <style:style style:name="T37_17" style:family="text">
      <style:text-properties fo:font-weight="bold" style:font-weight-asian="bold" style:font-weight-complex="bold"/>
    </style:style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>
      <style:text-properties fo:font-weight="bold" style:font-weight-asian="bold" style:font-weight-complex="bold"/>
    </style:style>
    <style:style style:name="T37_25" style:family="text">
      <style:text-properties fo:font-weight="bold" style:font-weight-asian="bold" style:font-weight-complex="bold"/>
    </style:style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>
      <style:text-properties fo:font-style="italic" style:font-style-asian="italic" style:font-style-complex="italic"/>
    </style:style>
    <style:style style:name="T37_31" style:family="text">
      <style:text-properties fo:font-style="italic" style:font-style-asian="italic" style:font-style-complex="italic"/>
    </style:style>
    <style:style style:name="T37_32" style:family="text"/>
    <style:style style:name="T37_33" style:family="text"/>
    <style:style style:name="T37_34" style:family="text">
      <style:text-properties fo:font-style="italic" style:font-style-asian="italic" style:font-style-complex="italic"/>
    </style:style>
    <style:style style:name="T37_35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>
      <style:text-properties fo:font-weight="bold" style:font-weight-asian="bold" style:font-weight-complex="bold"/>
    </style:style>
    <style:style style:name="T38_10" style:family="text">
      <style:text-properties fo:font-weight="bold" style:font-weight-asian="bold" style:font-weight-complex="bold"/>
    </style:style>
    <style:style style:name="T38_11" style:family="text">
      <style:text-properties fo:font-weight="bold" style:font-weight-asian="bold" style:font-weight-complex="bold"/>
    </style:style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>
      <style:text-properties fo:font-weight="bold" style:font-weight-asian="bold" style:font-weight-complex="bold"/>
    </style:style>
    <style:style style:name="T38_20" style:family="text">
      <style:text-properties fo:font-weight="bold" style:font-weight-asian="bold" style:font-weight-complex="bold"/>
    </style:style>
    <style:style style:name="T38_21" style:family="text">
      <style:text-properties fo:font-weight="bold" style:font-weight-asian="bold" style:font-weight-complex="bold"/>
    </style:style>
    <style:style style:name="T38_22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>
      <style:text-properties fo:font-weight="bold" style:font-weight-asian="bold" style:font-weight-complex="bold"/>
    </style:style>
    <style:style style:name="T39_18" style:family="text">
      <style:text-properties fo:font-weight="bold" style:font-weight-asian="bold" style:font-weight-complex="bold"/>
    </style:style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</office:automatic-styles>
  <office:body>
    <office:text>
      <text:p text:style-name="P1"><text:span text:style-name="T1_1">Имена</text:span><text:span text:style-name="T1_2"><text:s/>:<text:s/></text:span><text:span text:style-name="T1_3">Цветомир</text:span><text:span text:style-name="T1_4"><text:s/></text:span><text:span text:style-name="T1_5">Цветков</text:span><text:span text:style-name="T1_6"><text:s text:c="34"/></text:span><text:span text:style-name="T1_7">Предмет</text:span><text:span text:style-name="T1_8">:<text:s/></text:span><text:span text:style-name="T1_9">Програмиране</text:span><text:span text:style-name="T1_10"><text:s/></text:span><text:span text:style-name="T1_11">с</text:span><text:span text:style-name="T1_12"><text:s/></text:span><text:span text:style-name="T1_13">Java</text:span><text:span text:style-name="T1_14">,<text:s/></text:span><text:span text:style-name="T1_15">част</text:span><text:span text:style-name="T1_16"><text:s/>1<text:s/></text:span></text:p>
      <text:p text:style-name="P2"><text:span text:style-name="T2_1">Дата</text:span><text:span text:style-name="T2_2"><text:s/>:<text:s/>02.06.2015<text:s text:c="47"/></text:span></text:p>
      <text:p text:style-name="P3"><text:span text:style-name="T3_1">email</text:span><text:span text:style-name="T3_2"><text:s/>:<text:s/></text:span><text:span text:style-name="T3_3"><text:a xlink:type="simple" xlink:href="mailto:kaskata@hotmail.com"><text:span text:style-name="T3_4">kaskata</text:span></text:a></text:span><text:span text:style-name="T3_5"><text:a xlink:type="simple" xlink:href="mailto:kaskata@hotmail.com"><text:span text:style-name="T3_6">@</text:span></text:a></text:span><text:span text:style-name="T3_7"><text:a xlink:type="simple" xlink:href="mailto:kaskata@hotmail.com"><text:span text:style-name="T3_8">hotmail</text:span></text:a></text:span><text:span text:style-name="T3_9"><text:a xlink:type="simple" xlink:href="mailto:kaskata@hotmail.com"><text:span text:style-name="T3_10">.</text:span></text:a></text:span><text:span text:style-name="T3_11"><text:a xlink:type="simple" xlink:href="mailto:kaskata@hotmail.com"><text:span text:style-name="T3_12">com</text:span></text:a></text:span><text:span text:style-name="T3_13"><text:s text:c="14"/></text:span></text:p>
      <text:p text:style-name="P4"><text:span text:style-name="T4_1">GitHub</text:span><text:span text:style-name="T4_2"><text:s/>:<text:s/></text:span><text:span text:style-name="T4_3"><text:a xlink:type="simple" xlink:href="https://github.com/kaskata1/CeaserCodeExam"><text:span text:style-name="T4_4">https</text:span></text:a></text:span><text:span text:style-name="T4_5"><text:a xlink:type="simple" xlink:href="https://github.com/kaskata1/CeaserCodeExam"><text:span text:style-name="T4_6">://</text:span></text:a></text:span><text:span text:style-name="T4_7"><text:a xlink:type="simple" xlink:href="https://github.com/kaskata1/CeaserCodeExam"><text:span text:style-name="T4_8">github</text:span></text:a></text:span><text:span text:style-name="T4_9"><text:a xlink:type="simple" xlink:href="https://github.com/kaskata1/CeaserCodeExam"><text:span text:style-name="T4_10">.</text:span></text:a></text:span><text:span text:style-name="T4_11"><text:a xlink:type="simple" xlink:href="https://github.com/kaskata1/CeaserCodeExam"><text:span text:style-name="T4_12">com</text:span></text:a></text:span><text:span text:style-name="T4_13"><text:a xlink:type="simple" xlink:href="https://github.com/kaskata1/CeaserCodeExam"><text:span text:style-name="T4_14">/</text:span></text:a></text:span><text:span text:style-name="T4_15"><text:a xlink:type="simple" xlink:href="https://github.com/kaskata1/CeaserCodeExam"><text:span text:style-name="T4_16">kaskata</text:span></text:a></text:span><text:span text:style-name="T4_17"><text:a xlink:type="simple" xlink:href="https://github.com/kaskata1/CeaserCodeExam"><text:span text:style-name="T4_18">1/</text:span></text:a></text:span><text:span text:style-name="T4_19"><text:a xlink:type="simple" xlink:href="https://github.com/kaskata1/CeaserCodeExam"><text:span text:style-name="T4_20">CeaserCodeExam</text:span></text:a></text:span></text:p>
      <text:p text:style-name="P5"/>
      <text:p text:style-name="P6"/>
      <text:p text:style-name="P7"><text:bookmark-start text:name="h.4qrdsnlxx7k5"/><text:bookmark-end text:name="h.4qrdsnlxx7k5"/><text:span text:style-name="T7_1">Шифроване</text:span><text:span text:style-name="T7_2"><text:s/></text:span><text:span text:style-name="T7_3">и</text:span><text:span text:style-name="T7_4"><text:s/></text:span><text:span text:style-name="T7_5">дешифроване</text:span></text:p>
      <text:p text:style-name="P8"><text:bookmark-start text:name="h.yd63glz0x9em"/><text:bookmark-end text:name="h.yd63glz0x9em"/><text:span text:style-name="T8_1">на</text:span></text:p>
      <text:p text:style-name="P9"><text:bookmark-start text:name="h.4kklkc5ll3cz"/><text:bookmark-end text:name="h.4kklkc5ll3cz"/><text:span text:style-name="T9_1">Цезар</text:span><text:span text:style-name="T9_2"><text:s/></text:span><text:span text:style-name="T9_3">Шифър</text:span></text:p>
      <text:p text:style-name="P10"/>
      <text:h text:style-name="P11" text:outline-level="10"><text:bookmark-start text:name="h.ah39my4d2n46"/><text:bookmark-end text:name="h.ah39my4d2n46"/><text:span text:style-name="T11_1">1.<text:s/></text:span><text:span text:style-name="T11_2">Условие</text:span></text:h>
      <text:p text:style-name="P12"><text:span text:style-name="T12_1">Конзолно</text:span><text:span text:style-name="T12_2"><text:s/></text:span><text:span text:style-name="T12_3">приложение</text:span><text:span text:style-name="T12_4"><text:s/></text:span><text:span text:style-name="T12_5">за</text:span><text:span text:style-name="T12_6"><text:s/></text:span><text:span text:style-name="T12_7">кодиране</text:span><text:span text:style-name="T12_8"><text:s/></text:span><text:span text:style-name="T12_9">с</text:span><text:span text:style-name="T12_10"><text:s/></text:span><text:span text:style-name="T12_11">пряка</text:span><text:span text:style-name="T12_12"><text:s/></text:span><text:span text:style-name="T12_13">субституция</text:span><text:span text:style-name="T12_14"><text:s/>(</text:span><text:span text:style-name="T12_15">субституционен</text:span><text:span text:style-name="T12_16"><text:s/></text:span><text:span text:style-name="T12_17">шифър</text:span><text:span text:style-name="T12_18">)<text:s/>-<text:s/></text:span><text:span text:style-name="T12_19">това</text:span><text:span text:style-name="T12_20"><text:s/></text:span><text:span text:style-name="T12_21">означава</text:span><text:span text:style-name="T12_22">,<text:s/></text:span><text:span text:style-name="T12_23">че</text:span><text:span text:style-name="T12_24"><text:s/></text:span><text:span text:style-name="T12_25">всяка</text:span><text:span text:style-name="T12_26"><text:s/></text:span><text:span text:style-name="T12_27">буква</text:span><text:span text:style-name="T12_28"><text:s/></text:span><text:span text:style-name="T12_29">се</text:span><text:span text:style-name="T12_30"><text:s/></text:span><text:span text:style-name="T12_31">замества</text:span><text:span text:style-name="T12_32"><text:s/></text:span><text:span text:style-name="T12_33">само</text:span><text:span text:style-name="T12_34"><text:s/></text:span><text:span text:style-name="T12_35">с</text:span><text:span text:style-name="T12_36"><text:s/></text:span><text:span text:style-name="T12_37">една</text:span><text:span text:style-name="T12_38"><text:s/></text:span><text:span text:style-name="T12_39">и</text:span><text:span text:style-name="T12_40"><text:s/></text:span><text:span text:style-name="T12_41">съща</text:span><text:span text:style-name="T12_42"><text:s/></text:span><text:span text:style-name="T12_43">друга</text:span><text:span text:style-name="T12_44"><text:s/></text:span><text:span text:style-name="T12_45">буква</text:span><text:span text:style-name="T12_46">,<text:s/></text:span><text:span text:style-name="T12_47">в</text:span><text:span text:style-name="T12_48"><text:s/></text:span><text:span text:style-name="T12_49">целия</text:span><text:span text:style-name="T12_50"><text:s/></text:span><text:span text:style-name="T12_51">текст</text:span><text:span text:style-name="T12_52">.</text:span></text:p>
      <text:p text:style-name="P13"><text:span text:style-name="T13_1">Програмата</text:span><text:span text:style-name="T13_2"><text:s/></text:span><text:span text:style-name="T13_3">изисква</text:span><text:span text:style-name="T13_4"><text:s/></text:span><text:span text:style-name="T13_5">въвеждане</text:span><text:span text:style-name="T13_6"><text:s/></text:span><text:span text:style-name="T13_7">на</text:span><text:span text:style-name="T13_8"><text:s/></text:span><text:span text:style-name="T13_9">текст</text:span><text:span text:style-name="T13_10"><text:s/>(</text:span><text:span text:style-name="T13_11">на</text:span><text:span text:style-name="T13_12"><text:s/></text:span><text:span text:style-name="T13_13">кирилица</text:span><text:span text:style-name="T13_14">)<text:s/></text:span><text:span text:style-name="T13_15">и</text:span><text:span text:style-name="T13_16"><text:s/></text:span><text:span text:style-name="T13_17">ключ</text:span><text:span text:style-name="T13_18"><text:s/></text:span><text:span text:style-name="T13_19">от</text:span><text:span text:style-name="T13_20"><text:s/></text:span><text:span text:style-name="T13_21">потребителя</text:span><text:span text:style-name="T13_22">,<text:s/></text:span><text:span text:style-name="T13_23">след</text:span><text:span text:style-name="T13_24"><text:s/></text:span><text:span text:style-name="T13_25">което</text:span><text:span text:style-name="T13_26"><text:s/></text:span><text:span text:style-name="T13_27">закодира</text:span><text:span text:style-name="T13_28"><text:s/></text:span><text:span text:style-name="T13_29">или</text:span><text:span text:style-name="T13_30"><text:s/></text:span><text:span text:style-name="T13_31">дешифрира</text:span><text:span text:style-name="T13_32"><text:s/></text:span><text:span text:style-name="T13_33">текста</text:span><text:span text:style-name="T13_34">.</text:span></text:p>
      <text:p text:style-name="P14"/>
      <text:p text:style-name="P15"/>
      <text:h text:style-name="P16" text:outline-level="10"><text:bookmark-start text:name="h.pyu2ol57p0k1"/><text:bookmark-end text:name="h.pyu2ol57p0k1"/><text:span text:style-name="T16_1">2.<text:s/></text:span><text:span text:style-name="T16_2">Въведение</text:span></text:h>
      <text:p text:style-name="P17"><text:span text:style-name="T17_1">Програмата</text:span><text:span text:style-name="T17_2"><text:s/></text:span><text:span text:style-name="T17_3">е</text:span><text:span text:style-name="T17_4"><text:s/></text:span><text:span text:style-name="T17_5">реализирана</text:span><text:span text:style-name="T17_6"><text:s/></text:span><text:span text:style-name="T17_7">на</text:span><text:span text:style-name="T17_8"><text:s/></text:span><text:span text:style-name="T17_9">Java</text:span><text:span text:style-name="T17_10">.</text:span></text:p>
      <text:p text:style-name="P18"/>
      <text:h text:style-name="P19" text:outline-level="10"><text:bookmark-start text:name="h.kyan779lscvg"/><text:bookmark-end text:name="h.kyan779lscvg"/><text:span text:style-name="T19_1">3.<text:s/></text:span><text:span text:style-name="T19_2">Кратко</text:span><text:span text:style-name="T19_3"><text:s/></text:span><text:span text:style-name="T19_4">ръководство</text:span></text:h>
      <text:p text:style-name="P20"><text:span text:style-name="T20_1">Програмата</text:span><text:span text:style-name="T20_2"><text:s/></text:span><text:span text:style-name="T20_3">започва</text:span><text:span text:style-name="T20_4"><text:s/></text:span><text:span text:style-name="T20_5">с</text:span><text:span text:style-name="T20_6"><text:s/></text:span><text:span text:style-name="T20_7">приветствие</text:span><text:span text:style-name="T20_8"><text:s/></text:span><text:span text:style-name="T20_9">и</text:span><text:span text:style-name="T20_10"><text:s/></text:span><text:span text:style-name="T20_11">кратко</text:span><text:span text:style-name="T20_12"><text:s/></text:span><text:span text:style-name="T20_13">описание</text:span><text:span text:style-name="T20_14">,<text:s/></text:span><text:span text:style-name="T20_15">след</text:span><text:span text:style-name="T20_16"><text:s/></text:span><text:span text:style-name="T20_17">което</text:span><text:span text:style-name="T20_18"><text:s/></text:span><text:span text:style-name="T20_19">иска</text:span><text:span text:style-name="T20_20"><text:s/></text:span><text:span text:style-name="T20_21">от</text:span><text:span text:style-name="T20_22"><text:s/></text:span><text:span text:style-name="T20_23">потребителя</text:span><text:span text:style-name="T20_24"><text:s/></text:span><text:span text:style-name="T20_25">да</text:span><text:span text:style-name="T20_26"><text:s/></text:span><text:span text:style-name="T20_27">въведе</text:span><text:span text:style-name="T20_28"><text:s/></text:span><text:span text:style-name="T20_29">текст</text:span><text:span text:style-name="T20_30">,<text:s/></text:span><text:span text:style-name="T20_31">който</text:span><text:span text:style-name="T20_32"><text:s/></text:span><text:span text:style-name="T20_33">да</text:span><text:span text:style-name="T20_34"><text:s/></text:span><text:span text:style-name="T20_35">бъде</text:span><text:span text:style-name="T20_36"><text:s/></text:span><text:span text:style-name="T20_37">кодиран</text:span><text:span text:style-name="T20_38"><text:s/></text:span><text:span text:style-name="T20_39">или</text:span><text:span text:style-name="T20_40"><text:s/></text:span><text:span text:style-name="T20_41">декодиран</text:span><text:span text:style-name="T20_42"><text:s/></text:span><text:span text:style-name="T20_43">на</text:span><text:span text:style-name="T20_44"><text:s/></text:span><text:span text:style-name="T20_45">кирилица</text:span><text:span text:style-name="T20_46">.<text:s/></text:span><text:span text:style-name="T20_47">След</text:span><text:span text:style-name="T20_48"><text:s/></text:span><text:span text:style-name="T20_49">като</text:span><text:span text:style-name="T20_50"><text:s/></text:span><text:span text:style-name="T20_51">това</text:span><text:span text:style-name="T20_52"><text:s/></text:span><text:span text:style-name="T20_53">е</text:span><text:span text:style-name="T20_54"><text:s/></text:span><text:span text:style-name="T20_55">изпълнено</text:span><text:span text:style-name="T20_56"><text:s/></text:span><text:span text:style-name="T20_57">програмата</text:span><text:span text:style-name="T20_58"><text:s/></text:span><text:span text:style-name="T20_59">изисква</text:span><text:span text:style-name="T20_60"><text:s/></text:span><text:span text:style-name="T20_61">от</text:span><text:span text:style-name="T20_62"><text:s/></text:span><text:span text:style-name="T20_63">потребителя</text:span><text:span text:style-name="T20_64"><text:s/></text:span><text:span text:style-name="T20_65">да</text:span><text:span text:style-name="T20_66"><text:s/></text:span><text:span text:style-name="T20_67">въведе</text:span><text:span text:style-name="T20_68"><text:s/></text:span><text:span text:style-name="T20_69">своя</text:span><text:span text:style-name="T20_70"><text:s/></text:span><text:span text:style-name="T20_71">ключ</text:span><text:span text:style-name="T20_72"><text:s/>-<text:s/></text:span><text:span text:style-name="T20_73">това</text:span><text:span text:style-name="T20_74"><text:s/></text:span><text:span text:style-name="T20_75">е</text:span><text:span text:style-name="T20_76"><text:s/></text:span><text:span text:style-name="T20_77">номер</text:span><text:span text:style-name="T20_78"><text:s/></text:span><text:span text:style-name="T20_79">с</text:span><text:span text:style-name="T20_80"><text:s/></text:span><text:span text:style-name="T20_81">колко</text:span><text:span text:style-name="T20_82"><text:s/></text:span><text:span text:style-name="T20_83">да</text:span><text:span text:style-name="T20_84"><text:s/></text:span><text:span text:style-name="T20_85">бъде</text:span><text:span text:style-name="T20_86"><text:s/></text:span><text:span text:style-name="T20_87">отместен</text:span><text:span text:style-name="T20_88"><text:s/></text:span><text:span text:style-name="T20_89">текста</text:span><text:span text:style-name="T20_90"><text:s/></text:span><text:span text:style-name="T20_91">напр</text:span><text:span text:style-name="T20_92">.<text:s/></text:span><text:span text:style-name="T20_93">при</text:span><text:span text:style-name="T20_94"><text:s/></text:span><text:span text:style-name="T20_95">ключ</text:span><text:span text:style-name="T20_96"><text:s/>2<text:s/>“</text:span><text:span text:style-name="T20_97">а</text:span><text:span text:style-name="T20_98">”<text:s/></text:span><text:span text:style-name="T20_99">ще</text:span><text:span text:style-name="T20_100"><text:s/></text:span><text:span text:style-name="T20_101">стане</text:span><text:span text:style-name="T20_102"><text:s/>“</text:span><text:span text:style-name="T20_103">в</text:span><text:span text:style-name="T20_104">”,<text:s/></text:span><text:span text:style-name="T20_105">като</text:span><text:span text:style-name="T20_106"><text:s/></text:span><text:span text:style-name="T20_107">ако</text:span><text:span text:style-name="T20_108"><text:s/></text:span><text:span text:style-name="T20_109">желае</text:span><text:span text:style-name="T20_110"><text:s/></text:span><text:span text:style-name="T20_111">да</text:span><text:span text:style-name="T20_112"><text:s/></text:span><text:span text:style-name="T20_113">декодира</text:span><text:span text:style-name="T20_114"><text:s/></text:span><text:span text:style-name="T20_115">текст</text:span><text:span text:style-name="T20_116"><text:s/></text:span><text:span text:style-name="T20_117">то</text:span><text:span text:style-name="T20_118"><text:s/></text:span><text:span text:style-name="T20_119">ключът</text:span><text:span text:style-name="T20_120"><text:s/></text:span><text:span text:style-name="T20_121">трябва</text:span><text:span text:style-name="T20_122"><text:s/></text:span><text:span text:style-name="T20_123">да</text:span><text:span text:style-name="T20_124"><text:s/></text:span><text:span text:style-name="T20_125">е</text:span><text:span text:style-name="T20_126"><text:s/></text:span><text:span text:style-name="T20_127">с</text:span><text:span text:style-name="T20_128"><text:s/></text:span><text:span text:style-name="T20_129">отрицателна</text:span><text:span text:style-name="T20_130"><text:s/></text:span><text:span text:style-name="T20_131">стойност</text:span><text:span text:style-name="T20_132"><text:s/></text:span><text:span text:style-name="T20_133">напр</text:span><text:span text:style-name="T20_134">.<text:s/>“</text:span><text:span text:style-name="T20_135">в</text:span><text:span text:style-name="T20_136">”<text:s/></text:span><text:span text:style-name="T20_137">с</text:span><text:span text:style-name="T20_138"><text:s/></text:span><text:span text:style-name="T20_139">ключ</text:span><text:span text:style-name="T20_140"><text:s/>-2<text:s/></text:span><text:span text:style-name="T20_141">ще</text:span><text:span text:style-name="T20_142"><text:s/></text:span><text:span text:style-name="T20_143">е</text:span><text:span text:style-name="T20_144"><text:s/>“</text:span><text:span text:style-name="T20_145">а</text:span><text:span text:style-name="T20_146">”.</text:span></text:p>
      <text:p text:style-name="P21"><text:span text:style-name="T21_1">След</text:span><text:span text:style-name="T21_2"><text:s/></text:span><text:span text:style-name="T21_3">като</text:span><text:span text:style-name="T21_4"><text:s/></text:span><text:span text:style-name="T21_5">е</text:span><text:span text:style-name="T21_6"><text:s/></text:span><text:span text:style-name="T21_7">въведен</text:span><text:span text:style-name="T21_8"><text:s/></text:span><text:span text:style-name="T21_9">текста</text:span><text:span text:style-name="T21_10"><text:s/></text:span><text:span text:style-name="T21_11">и</text:span><text:span text:style-name="T21_12"><text:s/></text:span><text:span text:style-name="T21_13">ключа</text:span><text:span text:style-name="T21_14"><text:s/></text:span><text:span text:style-name="T21_15">потребителя</text:span><text:span text:style-name="T21_16"><text:s/></text:span><text:span text:style-name="T21_17">има</text:span><text:span text:style-name="T21_18"><text:s/></text:span><text:span text:style-name="T21_19">няколко</text:span><text:span text:style-name="T21_20"><text:s/></text:span><text:span text:style-name="T21_21">възможности</text:span><text:span text:style-name="T21_22">:</text:span></text:p>
      <text:list text:style-name="LS1" xml:id="list0">
        <text:list-item>
          <text:p text:style-name="P22"><text:span text:style-name="T22_1">Да</text:span><text:span text:style-name="T22_2"><text:s/></text:span><text:span text:style-name="T22_3">види</text:span><text:span text:style-name="T22_4"><text:s/></text:span><text:span text:style-name="T22_5">съобщението</text:span><text:span text:style-name="T22_6"><text:s/></text:span><text:span text:style-name="T22_7">кодирано</text:span><text:span text:style-name="T22_8"><text:s/>(</text:span><text:span text:style-name="T22_9">декодирано</text:span><text:span text:style-name="T22_10">)<text:s/></text:span><text:span text:style-name="T22_11">като</text:span><text:span text:style-name="T22_12"><text:s/></text:span><text:span text:style-name="T22_13">въведе</text:span><text:span text:style-name="T22_14"><text:s/>1</text:span></text:p>
        </text:list-item>
        <text:list-item>
          <text:p text:style-name="P23"><text:span text:style-name="T23_1">Да</text:span><text:span text:style-name="T23_2"><text:s/></text:span><text:span text:style-name="T23_3">види</text:span><text:span text:style-name="T23_4"><text:s/></text:span><text:span text:style-name="T23_5">оригиналния</text:span><text:span text:style-name="T23_6"><text:s/></text:span><text:span text:style-name="T23_7">текст</text:span><text:span text:style-name="T23_8"><text:s/>(</text:span><text:span text:style-name="T23_9">опция</text:span><text:span text:style-name="T23_10"><text:s/>2)</text:span></text:p>
        </text:list-item>
        <text:list-item>
          <text:p text:style-name="P24"><text:span text:style-name="T24_1">Да</text:span><text:span text:style-name="T24_2"><text:s/></text:span><text:span text:style-name="T24_3">въведе</text:span><text:span text:style-name="T24_4"><text:s/></text:span><text:span text:style-name="T24_5">нов</text:span><text:span text:style-name="T24_6"><text:s/></text:span><text:span text:style-name="T24_7">текст</text:span><text:span text:style-name="T24_8"><text:s/>(</text:span><text:span text:style-name="T24_9">въвежда</text:span><text:span text:style-name="T24_10"><text:s/></text:span><text:span text:style-name="T24_11">се</text:span><text:span text:style-name="T24_12"><text:s/>0)</text:span></text:p>
        </text:list-item>
        <text:list-item>
          <text:p text:style-name="P25"><text:span text:style-name="T25_1">Да</text:span><text:span text:style-name="T25_2"><text:s/></text:span><text:span text:style-name="T25_3">излезе</text:span><text:span text:style-name="T25_4"><text:s/></text:span><text:span text:style-name="T25_5">от</text:span><text:span text:style-name="T25_6"><text:s/></text:span><text:span text:style-name="T25_7">приложението</text:span><text:span text:style-name="T25_8"><text:s/>(</text:span><text:span text:style-name="T25_9">въвежда</text:span><text:span text:style-name="T25_10"><text:s/></text:span><text:span text:style-name="T25_11">се</text:span><text:span text:style-name="T25_12"><text:s/>-1)</text:span></text:p>
        </text:list-item>
      </text:list>
      <text:p text:style-name="P26"/>
      <text:h text:style-name="P27" text:outline-level="10"><text:bookmark-start text:name="h.wb5put7s1icp"/><text:bookmark-end text:name="h.wb5put7s1icp"/><text:span text:style-name="T27_1">4.<text:s/></text:span><text:span text:style-name="T27_2">Теория</text:span></text:h>
      <text:p text:style-name="P28"><text:span text:style-name="T28_1"><text:s/></text:span><text:span text:style-name="T28_2">Субституционен</text:span><text:span text:style-name="T28_3"><text:s/></text:span><text:span text:style-name="T28_4">шифър</text:span><text:span text:style-name="T28_5"><text:s/></text:span><text:span text:style-name="T28_6">на</text:span><text:span text:style-name="T28_7"><text:s/></text:span><text:span text:style-name="T28_8">Цезар</text:span><text:span text:style-name="T28_9"><text:s/></text:span><text:span text:style-name="T28_10">е</text:span><text:span text:style-name="T28_11"><text:s/></text:span><text:span text:style-name="T28_12">най</text:span><text:span text:style-name="T28_13">-</text:span><text:span text:style-name="T28_14">простия</text:span><text:span text:style-name="T28_15"><text:s/></text:span><text:span text:style-name="T28_16">субституционен</text:span><text:span text:style-name="T28_17"><text:s/></text:span><text:span text:style-name="T28_18">шифър</text:span><text:span text:style-name="T28_19">,<text:s/></text:span><text:span text:style-name="T28_20">наречен</text:span><text:span text:style-name="T28_21"><text:s/></text:span><text:span text:style-name="T28_22">на</text:span><text:span text:style-name="T28_23"><text:s/></text:span><text:span text:style-name="T28_24">името</text:span><text:span text:style-name="T28_25"><text:s/></text:span><text:span text:style-name="T28_26">на</text:span><text:span text:style-name="T28_27"><text:s/></text:span><text:span text:style-name="T28_28">своя</text:span><text:span text:style-name="T28_29"><text:s/></text:span><text:span text:style-name="T28_30">създадтел</text:span><text:span text:style-name="T28_31">.<text:s/></text:span><text:span text:style-name="T28_32">При</text:span><text:span text:style-name="T28_33"><text:s/></text:span><text:span text:style-name="T28_34">него</text:span><text:span text:style-name="T28_35"><text:s/></text:span><text:span text:style-name="T28_36">всеки</text:span><text:span text:style-name="T28_37"><text:s/></text:span><text:span text:style-name="T28_38">символ</text:span><text:span text:style-name="T28_39"><text:s/></text:span><text:span text:style-name="T28_40">от</text:span><text:span text:style-name="T28_41"><text:s/></text:span><text:span text:style-name="T28_42">открития</text:span><text:span text:style-name="T28_43"><text:s/></text:span><text:span text:style-name="T28_44">текст</text:span><text:span text:style-name="T28_45"><text:s/></text:span><text:span text:style-name="T28_46">се</text:span><text:span text:style-name="T28_47"><text:s/></text:span><text:span text:style-name="T28_48">премества</text:span><text:span text:style-name="T28_49"><text:s/></text:span><text:span text:style-name="T28_50">с</text:span><text:span text:style-name="T28_51"><text:s/></text:span><text:span text:style-name="T28_52">точно</text:span><text:span text:style-name="T28_53"><text:s/></text:span><text:span text:style-name="T28_54">определен</text:span><text:span text:style-name="T28_55"><text:s/></text:span><text:span text:style-name="T28_56">брой</text:span><text:span text:style-name="T28_57"><text:s/></text:span><text:span text:style-name="T28_58">поцзиции</text:span><text:span text:style-name="T28_59"><text:s/>(</text:span><text:span text:style-name="T28_60">shift</text:span><text:span text:style-name="T28_61"><text:s/></text:span><text:span text:style-name="T28_62">n</text:span><text:span text:style-name="T28_63">)<text:s/></text:span><text:span text:style-name="T28_64">в</text:span><text:span text:style-name="T28_65"><text:s/></text:span><text:span text:style-name="T28_66">права</text:span><text:span text:style-name="T28_67"><text:s/></text:span><text:span text:style-name="T28_68">или</text:span><text:span text:style-name="T28_69"><text:s/></text:span><text:span text:style-name="T28_70">в</text:span><text:span text:style-name="T28_71"><text:s/></text:span><text:span text:style-name="T28_72">обратна</text:span><text:span text:style-name="T28_73"><text:s/></text:span><text:span text:style-name="T28_74">посока</text:span><text:span text:style-name="T28_75"><text:s/></text:span><text:span text:style-name="T28_76">в</text:span><text:span text:style-name="T28_77"><text:s/></text:span><text:span text:style-name="T28_78">използваната</text:span><text:span text:style-name="T28_79"><text:s/></text:span><text:span text:style-name="T28_80">азбука</text:span><text:span text:style-name="T28_81">.<text:s/></text:span></text:p>
      <text:p text:style-name="P29"/>
      <text:h text:style-name="P30" text:outline-level="10"><text:bookmark-start text:name="h.cj4w1hfba964"/><text:bookmark-end text:name="h.cj4w1hfba964"/><text:span text:style-name="T30_1">5.<text:s/></text:span><text:span text:style-name="T30_2">Описание</text:span><text:span text:style-name="T30_3"><text:s/></text:span><text:span text:style-name="T30_4">на</text:span><text:span text:style-name="T30_5"><text:s/></text:span><text:span text:style-name="T30_6">програмния</text:span><text:span text:style-name="T30_7"><text:s/></text:span><text:span text:style-name="T30_8">код</text:span></text:h>
      <text:p text:style-name="P31"><text:span text:style-name="T31_1">Кодирането</text:span><text:span text:style-name="T31_2"><text:s/></text:span><text:span text:style-name="T31_3">е</text:span><text:span text:style-name="T31_4"><text:s/></text:span><text:span text:style-name="T31_5">обособено</text:span><text:span text:style-name="T31_6"><text:s/></text:span><text:span text:style-name="T31_7">в</text:span><text:span text:style-name="T31_8"><text:s/></text:span><text:span text:style-name="T31_9">метода</text:span><text:span text:style-name="T31_10"><text:s/></text:span><text:span text:style-name="T31_11">encrypt</text:span><text:span text:style-name="T31_12"><text:s/></text:span><text:span text:style-name="T31_13">с</text:span><text:span text:style-name="T31_14"><text:s/></text:span><text:span text:style-name="T31_15">параметри</text:span><text:span text:style-name="T31_16"><text:s/></text:span><text:span text:style-name="T31_17">въведения</text:span><text:span text:style-name="T31_18"><text:s/></text:span><text:span text:style-name="T31_19">текст</text:span><text:span text:style-name="T31_20"><text:s/></text:span><text:span text:style-name="T31_21">от</text:span><text:span text:style-name="T31_22"><text:s/></text:span><text:span text:style-name="T31_23">конзолата</text:span><text:span text:style-name="T31_24"><text:s/></text:span><text:span text:style-name="T31_25">и</text:span><text:span text:style-name="T31_26"><text:s/></text:span><text:span text:style-name="T31_27">ключът</text:span><text:span text:style-name="T31_28"><text:s/>(<text:s/></text:span><text:span text:style-name="T31_29">цяло</text:span><text:span text:style-name="T31_30"><text:s/></text:span><text:span text:style-name="T31_31">число</text:span><text:span text:style-name="T31_32">,<text:s/></text:span><text:span text:style-name="T31_33">което</text:span><text:span text:style-name="T31_34"><text:s/></text:span><text:span text:style-name="T31_35">показва</text:span><text:span text:style-name="T31_36"><text:s/></text:span><text:span text:style-name="T31_37">с</text:span><text:span text:style-name="T31_38"><text:s/></text:span><text:span text:style-name="T31_39">колко</text:span><text:span text:style-name="T31_40"><text:s/></text:span><text:span text:style-name="T31_41">и</text:span><text:span text:style-name="T31_42"><text:s/></text:span><text:span text:style-name="T31_43">на</text:span><text:span text:style-name="T31_44"><text:s/></text:span><text:span text:style-name="T31_45">къде</text:span><text:span text:style-name="T31_46"><text:s/></text:span><text:span text:style-name="T31_47">да</text:span><text:span text:style-name="T31_48"><text:s/></text:span><text:span text:style-name="T31_49">бъдат</text:span><text:span text:style-name="T31_50"><text:s/></text:span><text:span text:style-name="T31_51">отместени</text:span><text:span text:style-name="T31_52"><text:s/></text:span><text:span text:style-name="T31_53">символите</text:span><text:span text:style-name="T31_54"><text:s/></text:span><text:span text:style-name="T31_55">в</text:span><text:span text:style-name="T31_56"><text:s/></text:span><text:span text:style-name="T31_57">текста</text:span><text:span text:style-name="T31_58">).<text:s/></text:span><text:span text:style-name="T31_59">Зададен</text:span><text:span text:style-name="T31_60"><text:s/></text:span><text:span text:style-name="T31_61">е</text:span><text:span text:style-name="T31_62"><text:s/></text:span><text:span text:style-name="T31_63">празен</text:span><text:span text:style-name="T31_64"><text:s/></text:span><text:span text:style-name="T31_65">стринг</text:span><text:span text:style-name="T31_66"><text:s/></text:span><text:span text:style-name="T31_67">encrypt</text:span><text:span text:style-name="T31_68">,<text:s/></text:span><text:span text:style-name="T31_69">в</text:span><text:span text:style-name="T31_70"><text:s/></text:span><text:span text:style-name="T31_71">които</text:span><text:span text:style-name="T31_72"><text:s/></text:span><text:span text:style-name="T31_73">в</text:span><text:span text:style-name="T31_74"><text:s/></text:span><text:span text:style-name="T31_75">последствие</text:span><text:span text:style-name="T31_76"><text:s/></text:span><text:span text:style-name="T31_77">ще</text:span><text:span text:style-name="T31_78"><text:s/></text:span><text:span text:style-name="T31_79">се</text:span><text:span text:style-name="T31_80"><text:s/></text:span><text:span text:style-name="T31_81">запази</text:span><text:span text:style-name="T31_82"><text:s/></text:span><text:span text:style-name="T31_83">кодирания</text:span><text:span text:style-name="T31_84"><text:s/></text:span><text:span text:style-name="T31_85">текст</text:span><text:span text:style-name="T31_86"><text:s/></text:span><text:span text:style-name="T31_87">чрез</text:span><text:span text:style-name="T31_88"><text:s/></text:span><text:span text:style-name="T31_89">конкатенация</text:span><text:span text:style-name="T31_90">.<text:s text:c="2"/></text:span><text:span text:style-name="T31_91">С</text:span><text:span text:style-name="T31_92"><text:s/></text:span><text:span text:style-name="T31_93">for</text:span><text:span text:style-name="T31_94"><text:s/></text:span><text:span text:style-name="T31_95">цикъл</text:span><text:span text:style-name="T31_96"><text:s/></text:span><text:span text:style-name="T31_97">се</text:span><text:span text:style-name="T31_98"><text:s/></text:span><text:span text:style-name="T31_99">обхожда</text:span><text:span text:style-name="T31_100"><text:s/></text:span><text:span text:style-name="T31_101">въведения</text:span><text:span text:style-name="T31_102"><text:s/></text:span><text:span text:style-name="T31_103">текст</text:span><text:span text:style-name="T31_104"><text:s/></text:span><text:span text:style-name="T31_105">като</text:span><text:span text:style-name="T31_106"><text:s/></text:span><text:span text:style-name="T31_107">символите</text:span><text:span text:style-name="T31_108"><text:s/></text:span><text:span text:style-name="T31_109">се</text:span><text:span text:style-name="T31_110"><text:s/></text:span><text:span text:style-name="T31_111">запазват</text:span><text:span text:style-name="T31_112"><text:s/></text:span><text:span text:style-name="T31_113">като</text:span><text:span text:style-name="T31_114"><text:s/></text:span><text:span text:style-name="T31_115">стойности</text:span><text:span text:style-name="T31_116"><text:s/></text:span><text:span text:style-name="T31_117">от</text:span><text:span text:style-name="T31_118"><text:s/></text:span><text:span text:style-name="T31_119">ASCII</text:span><text:span text:style-name="T31_120"><text:s/></text:span><text:span text:style-name="T31_121">таблицата</text:span><text:span text:style-name="T31_122"><text:s/></text:span><text:span text:style-name="T31_123">int</text:span><text:span text:style-name="T31_124"><text:s/></text:span><text:span text:style-name="T31_125">c</text:span><text:span text:style-name="T31_126"><text:s/>=<text:s/></text:span><text:span text:style-name="T31_127">text</text:span><text:span text:style-name="T31_128">.</text:span><text:span text:style-name="T31_129">charAt</text:span><text:span text:style-name="T31_130">(</text:span><text:span text:style-name="T31_131">i</text:span><text:span text:style-name="T31_132">);</text:span><text:span text:style-name="T31_133"><text:s/>(</text:span><text:span text:style-name="T31_134">тук</text:span><text:span text:style-name="T31_135"><text:s/></text:span><text:span text:style-name="T31_136">идва</text:span><text:span text:style-name="T31_137"><text:s/></text:span><text:span text:style-name="T31_138">и</text:span><text:span text:style-name="T31_139"><text:s/></text:span><text:span text:style-name="T31_140">проблема</text:span><text:span text:style-name="T31_141"><text:s/></text:span><text:span text:style-name="T31_142">с</text:span><text:span text:style-name="T31_143"><text:s/></text:span><text:span text:style-name="T31_144">който</text:span><text:span text:style-name="T31_145"><text:s/></text:span><text:span text:style-name="T31_146">се</text:span><text:span text:style-name="T31_147"><text:s/></text:span><text:span text:style-name="T31_148">сблъсках</text:span><text:span text:style-name="T31_149">),<text:s/></text:span><text:span text:style-name="T31_150">но</text:span><text:span text:style-name="T31_151"><text:s/></text:span><text:span text:style-name="T31_152">явно</text:span><text:span text:style-name="T31_153"><text:s/></text:span><text:span text:style-name="T31_154">Java</text:span><text:span text:style-name="T31_155"><text:s/></text:span><text:span text:style-name="T31_156">под</text:span><text:span text:style-name="T31_157"><text:s/></text:span><text:span text:style-name="T31_158">кирилица</text:span><text:span text:style-name="T31_159"><text:s/></text:span><text:span text:style-name="T31_160">разпознава</text:span><text:span text:style-name="T31_161"><text:s/></text:span><text:span text:style-name="T31_162">руската</text:span><text:span text:style-name="T31_163"><text:s/></text:span><text:span text:style-name="T31_164">азбука</text:span><text:span text:style-name="T31_165">,<text:s/></text:span><text:span text:style-name="T31_166">за</text:span><text:span text:style-name="T31_167"><text:s/></text:span><text:span text:style-name="T31_168">това</text:span><text:span text:style-name="T31_169"><text:s/></text:span><text:span text:style-name="T31_170">се</text:span><text:span text:style-name="T31_171"><text:s/></text:span><text:span text:style-name="T31_172">и</text:span><text:span text:style-name="T31_173"><text:s/></text:span><text:span text:style-name="T31_174">налага</text:span><text:span text:style-name="T31_175"><text:s/></text:span><text:span text:style-name="T31_176">обработването</text:span><text:span text:style-name="T31_177"><text:s/></text:span><text:span text:style-name="T31_178">на</text:span><text:span text:style-name="T31_179"><text:s/></text:span><text:span text:style-name="T31_180">ключа</text:span><text:span text:style-name="T31_181"><text:s/></text:span><text:span text:style-name="T31_182">да</text:span><text:span text:style-name="T31_183"><text:s/></text:span><text:span text:style-name="T31_184">бъде</text:span><text:span text:style-name="T31_185"><text:s/></text:span><text:span text:style-name="T31_186">с</text:span><text:span text:style-name="T31_187"><text:s/>32,<text:s/></text:span><text:span text:style-name="T31_188">а</text:span><text:span text:style-name="T31_189"><text:s/></text:span><text:span text:style-name="T31_190">не</text:span><text:span text:style-name="T31_191"><text:s/></text:span><text:span text:style-name="T31_192">с</text:span><text:span text:style-name="T31_193"><text:s/>30<text:s/></text:span><text:span text:style-name="T31_194">а</text:span><text:span text:style-name="T31_195"><text:s/></text:span><text:span text:style-name="T31_196">също</text:span><text:span text:style-name="T31_197"><text:s/></text:span><text:span text:style-name="T31_198">така</text:span><text:span text:style-name="T31_199"><text:s/></text:span><text:span text:style-name="T31_200">се</text:span><text:span text:style-name="T31_201"><text:s/></text:span><text:span text:style-name="T31_202">показват</text:span><text:span text:style-name="T31_203"><text:s/></text:span><text:span text:style-name="T31_204">символи</text:span><text:span text:style-name="T31_205"><text:s/></text:span><text:span text:style-name="T31_206">като</text:span><text:span text:style-name="T31_207"><text:s/>‘</text:span><text:span text:style-name="T31_208">е</text:span><text:span text:style-name="T31_209">’<text:s/></text:span><text:span text:style-name="T31_210">абаротнае</text:span><text:span text:style-name="T31_211"><text:s/></text:span><text:span text:style-name="T31_212">и</text:span><text:span text:style-name="T31_213"><text:s/>‘</text:span><text:span text:style-name="T31_214">ьi</text:span><text:span text:style-name="T31_215">’.<text:s/></text:span><text:span text:style-name="T31_216">Друг</text:span><text:span text:style-name="T31_217"><text:s/></text:span><text:span text:style-name="T31_218">проблем</text:span><text:span text:style-name="T31_219"><text:s/></text:span><text:span text:style-name="T31_220">който</text:span><text:span text:style-name="T31_221"><text:s/></text:span><text:span text:style-name="T31_222">забелязах</text:span><text:span text:style-name="T31_223"><text:s/></text:span><text:span text:style-name="T31_224">е</text:span><text:span text:style-name="T31_225">,<text:s/></text:span><text:span text:style-name="T31_226">че</text:span><text:span text:style-name="T31_227"><text:s/></text:span><text:span text:style-name="T31_228">при</text:span><text:span text:style-name="T31_229"><text:s/></text:span><text:span text:style-name="T31_230">прехвърляне</text:span><text:span text:style-name="T31_231"><text:s/></text:span><text:span text:style-name="T31_232">на</text:span><text:span text:style-name="T31_233"><text:s/></text:span><text:span text:style-name="T31_234">азбуката</text:span><text:span text:style-name="T31_235"><text:s/></text:span><text:span text:style-name="T31_236">понякога</text:span><text:span text:style-name="T31_237"><text:s/></text:span><text:span text:style-name="T31_238">се</text:span><text:span text:style-name="T31_239"><text:s/></text:span><text:span text:style-name="T31_240">получава</text:span><text:span text:style-name="T31_241"><text:s/></text:span><text:span text:style-name="T31_242">разминаване</text:span><text:span text:style-name="T31_243"><text:s/></text:span><text:span text:style-name="T31_244">на</text:span><text:span text:style-name="T31_245"><text:s/></text:span><text:span text:style-name="T31_246">главните</text:span><text:span text:style-name="T31_247"><text:s/></text:span><text:span text:style-name="T31_248">и</text:span><text:span text:style-name="T31_249"><text:s/></text:span><text:span text:style-name="T31_250">малки</text:span><text:span text:style-name="T31_251"><text:s/></text:span><text:span text:style-name="T31_252">букви</text:span><text:span text:style-name="T31_253">.<text:s/></text:span><text:span text:style-name="T31_254">След</text:span><text:span text:style-name="T31_255"><text:s/></text:span><text:span text:style-name="T31_256">това</text:span><text:span text:style-name="T31_257"><text:s/></text:span><text:span text:style-name="T31_258">се</text:span><text:span text:style-name="T31_259"><text:s/></text:span><text:span text:style-name="T31_260">прави</text:span><text:span text:style-name="T31_261"><text:s/></text:span><text:span text:style-name="T31_262">проверка</text:span><text:span text:style-name="T31_263"><text:s/></text:span><text:span text:style-name="T31_264">на</text:span><text:span text:style-name="T31_265"><text:s/></text:span><text:span text:style-name="T31_266">символа</text:span><text:span text:style-name="T31_267"><text:s/></text:span><text:span text:style-name="T31_268">за</text:span><text:span text:style-name="T31_269"><text:s/></text:span><text:span text:style-name="T31_270">главни</text:span><text:span text:style-name="T31_271"><text:s/></text:span><text:span text:style-name="T31_272">и</text:span><text:span text:style-name="T31_273"><text:s/></text:span><text:span text:style-name="T31_274">малки</text:span><text:span text:style-name="T31_275"><text:s text:c="2"/></text:span><text:span text:style-name="T31_276">букви</text:span><text:span text:style-name="T31_277">.<text:s text:c="2"/></text:span><text:span text:style-name="T31_278">Кодирането</text:span><text:span text:style-name="T31_279"><text:s/></text:span><text:span text:style-name="T31_280">е</text:span><text:span text:style-name="T31_281"><text:s/></text:span><text:span text:style-name="T31_282">c</text:span><text:span text:style-name="T31_283"><text:s/>=<text:s/></text:span><text:span text:style-name="T31_284">c</text:span><text:span text:style-name="T31_285"><text:s/>+<text:s/>(</text:span><text:span text:style-name="T31_286">key</text:span><text:span text:style-name="T31_287">%32);<text:s/></text:span><text:span text:style-name="T31_288">като</text:span><text:span text:style-name="T31_289"><text:s/></text:span><text:span text:style-name="T31_290">се</text:span><text:span text:style-name="T31_291"><text:s/></text:span><text:span text:style-name="T31_292">прави</text:span><text:span text:style-name="T31_293"><text:s/></text:span><text:span text:style-name="T31_294">и</text:span><text:span text:style-name="T31_295"><text:s/></text:span><text:span text:style-name="T31_296">проверка</text:span><text:span text:style-name="T31_297"><text:s/></text:span><text:span text:style-name="T31_298">дали</text:span><text:span text:style-name="T31_299"><text:s/></text:span><text:span text:style-name="T31_300">с</text:span><text:span text:style-name="T31_301"><text:s/></text:span><text:span text:style-name="T31_302">надвищава</text:span><text:span text:style-name="T31_303"><text:s/></text:span><text:span text:style-name="T31_304">стойността</text:span><text:span text:style-name="T31_305"><text:s/></text:span><text:span text:style-name="T31_306">на</text:span><text:span text:style-name="T31_307"><text:s/>‘</text:span><text:span text:style-name="T31_308">я</text:span><text:span text:style-name="T31_309">’<text:s/></text:span><text:span text:style-name="T31_310">от</text:span><text:span text:style-name="T31_311"><text:s text:c="2"/></text:span><text:span text:style-name="T31_312">ASCII</text:span><text:span text:style-name="T31_313"><text:s/></text:span><text:span text:style-name="T31_314">таблицата</text:span><text:span text:style-name="T31_315"><text:s text:c="2"/></text:span><text:span text:style-name="T31_316">и</text:span><text:span text:style-name="T31_317"><text:s/></text:span><text:span text:style-name="T31_318">ако</text:span><text:span text:style-name="T31_319"><text:s/></text:span><text:span text:style-name="T31_320">да</text:span><text:span text:style-name="T31_321"><text:s/></text:span><text:span text:style-name="T31_322">то</text:span><text:span text:style-name="T31_323"><text:s/></text:span><text:span text:style-name="T31_324">тя</text:span><text:span text:style-name="T31_325"><text:s/></text:span><text:span text:style-name="T31_326">се</text:span><text:span text:style-name="T31_327"><text:s/></text:span><text:span text:style-name="T31_328">намалява</text:span><text:span text:style-name="T31_329"><text:s/></text:span><text:span text:style-name="T31_330">с</text:span><text:span text:style-name="T31_331"><text:s/>32.</text:span></text:p>
      <text:p text:style-name="P32"><text:span text:style-name="T32_1">Методът</text:span><text:span text:style-name="T32_2"><text:s/></text:span><text:span text:style-name="T32_3">decrypt</text:span><text:span text:style-name="T32_4"><text:s/></text:span><text:span text:style-name="T32_5">е</text:span><text:span text:style-name="T32_6"><text:s/></text:span><text:span text:style-name="T32_7">аналогичен</text:span><text:span text:style-name="T32_8"><text:s/></text:span><text:span text:style-name="T32_9">като</text:span><text:span text:style-name="T32_10"><text:s/></text:span><text:span text:style-name="T32_11">тук</text:span><text:span text:style-name="T32_12"><text:s/></text:span><text:span text:style-name="T32_13">формулата</text:span><text:span text:style-name="T32_14"><text:s/></text:span><text:span text:style-name="T32_15">c</text:span><text:span text:style-name="T32_16"><text:s/>=<text:s/></text:span><text:span text:style-name="T32_17">c</text:span><text:span text:style-name="T32_18"><text:s/>-<text:s/>(</text:span><text:span text:style-name="T32_19">key</text:span><text:span text:style-name="T32_20">%32);<text:s/></text:span><text:span text:style-name="T32_21">а</text:span><text:span text:style-name="T32_22"><text:s/></text:span><text:span text:style-name="T32_23">проверката</text:span><text:span text:style-name="T32_24"><text:s/></text:span><text:span text:style-name="T32_25">е</text:span><text:span text:style-name="T32_26"><text:s/></text:span><text:span text:style-name="T32_27">дали</text:span><text:span text:style-name="T32_28"><text:s/></text:span><text:span text:style-name="T32_29">стойността</text:span><text:span text:style-name="T32_30"><text:s/></text:span><text:span text:style-name="T32_31">на</text:span><text:span text:style-name="T32_32"><text:s/></text:span><text:span text:style-name="T32_33">с</text:span><text:span text:style-name="T32_34"><text:s/></text:span><text:span text:style-name="T32_35">е</text:span><text:span text:style-name="T32_36"><text:s/></text:span><text:span text:style-name="T32_37">по</text:span><text:span text:style-name="T32_38"><text:s/></text:span><text:span text:style-name="T32_39">малка</text:span><text:span text:style-name="T32_40"><text:s/></text:span><text:span text:style-name="T32_41">от</text:span><text:span text:style-name="T32_42"><text:s/>‘</text:span><text:span text:style-name="T32_43">а</text:span><text:span text:style-name="T32_44">’<text:s/></text:span><text:span text:style-name="T32_45">и</text:span><text:span text:style-name="T32_46"><text:s/></text:span><text:span text:style-name="T32_47">ако</text:span><text:span text:style-name="T32_48"><text:s/></text:span><text:span text:style-name="T32_49">е</text:span><text:span text:style-name="T32_50"><text:s/></text:span><text:span text:style-name="T32_51">то</text:span><text:span text:style-name="T32_52"><text:s/></text:span><text:span text:style-name="T32_53">тя</text:span><text:span text:style-name="T32_54"><text:s/></text:span><text:span text:style-name="T32_55">се</text:span><text:span text:style-name="T32_56"><text:s/></text:span><text:span text:style-name="T32_57">увеличава</text:span><text:span text:style-name="T32_58"><text:s/></text:span><text:span text:style-name="T32_59">с</text:span><text:span text:style-name="T32_60"><text:s/>32.</text:span></text:p>
      <text:p text:style-name="P33"/>
      <text:p text:style-name="P34"><text:span text:style-name="T34_1">При</text:span><text:span text:style-name="T34_2"><text:s/></text:span><text:span text:style-name="T34_3">стартиране</text:span><text:span text:style-name="T34_4"><text:s/></text:span><text:span text:style-name="T34_5">на</text:span><text:span text:style-name="T34_6"><text:s text:c="2"/></text:span><text:span text:style-name="T34_7">main</text:span><text:span text:style-name="T34_8"><text:s/></text:span><text:span text:style-name="T34_9">метода</text:span><text:span text:style-name="T34_10"><text:s/></text:span><text:span text:style-name="T34_11">се</text:span><text:span text:style-name="T34_12"><text:s/></text:span><text:span text:style-name="T34_13">изписва</text:span><text:span text:style-name="T34_14"><text:s/></text:span><text:span text:style-name="T34_15">кратко</text:span><text:span text:style-name="T34_16"><text:s/></text:span><text:span text:style-name="T34_17">приветствие</text:span><text:span text:style-name="T34_18"><text:s/></text:span><text:span text:style-name="T34_19">след</text:span><text:span text:style-name="T34_20"><text:s/></text:span><text:span text:style-name="T34_21">което</text:span><text:span text:style-name="T34_22"><text:s/></text:span><text:span text:style-name="T34_23">с</text:span><text:span text:style-name="T34_24"><text:s/></text:span><text:span text:style-name="T34_25">класът</text:span><text:span text:style-name="T34_26"><text:s text:c="2"/></text:span></text:p>
      <text:p text:style-name="P35"><text:span text:style-name="T35_1">Scanner</text:span><text:span text:style-name="T35_2"><text:s text:c="2"/></text:span><text:span text:style-name="T35_3">се</text:span><text:span text:style-name="T35_4"><text:s/></text:span><text:span text:style-name="T35_5">въвеждат</text:span><text:span text:style-name="T35_6"><text:s/></text:span><text:span text:style-name="T35_7">текста</text:span><text:span text:style-name="T35_8"><text:s/></text:span><text:span text:style-name="T35_9">който</text:span><text:span text:style-name="T35_10"><text:s/></text:span><text:span text:style-name="T35_11">да</text:span><text:span text:style-name="T35_12"><text:s/></text:span><text:span text:style-name="T35_13">бъде</text:span><text:span text:style-name="T35_14"><text:s/></text:span><text:span text:style-name="T35_15">кодиран</text:span><text:span text:style-name="T35_16"><text:s/></text:span><text:span text:style-name="T35_17">или</text:span><text:span text:style-name="T35_18"><text:s/></text:span><text:span text:style-name="T35_19">декодиран</text:span><text:span text:style-name="T35_20"><text:s/></text:span><text:span text:style-name="T35_21">и</text:span><text:span text:style-name="T35_22"><text:s/></text:span><text:span text:style-name="T35_23">ключът</text:span><text:span text:style-name="T35_24">.<text:s/></text:span><text:span text:style-name="T35_25">С</text:span><text:span text:style-name="T35_26"><text:s text:c="2"/></text:span><text:span text:style-name="T35_27">while</text:span><text:span text:style-name="T35_28">(</text:span><text:span text:style-name="T35_29">true</text:span><text:span text:style-name="T35_30">)<text:s/></text:span><text:span text:style-name="T35_31">цикъл</text:span><text:span text:style-name="T35_32"><text:s/></text:span><text:span text:style-name="T35_33">се</text:span><text:span text:style-name="T35_34"><text:s/></text:span><text:span text:style-name="T35_35">вкарва</text:span><text:span text:style-name="T35_36"><text:s/></text:span><text:span text:style-name="T35_37">програмата</text:span><text:span text:style-name="T35_38"><text:s/></text:span><text:span text:style-name="T35_39">да</text:span><text:span text:style-name="T35_40"><text:s/></text:span><text:span text:style-name="T35_41">се</text:span><text:span text:style-name="T35_42"><text:s/></text:span><text:span text:style-name="T35_43">изпълнява</text:span><text:span text:style-name="T35_44"><text:s/></text:span><text:span text:style-name="T35_45">непрекъснато</text:span><text:span text:style-name="T35_46">.<text:s/></text:span><text:span text:style-name="T35_47">Въвежда</text:span><text:span text:style-name="T35_48"><text:s/></text:span><text:span text:style-name="T35_49">се</text:span><text:span text:style-name="T35_50"><text:s/></text:span><text:span text:style-name="T35_51">променлива</text:span><text:span text:style-name="T35_52"><text:s/></text:span><text:span text:style-name="T35_53">int</text:span><text:span text:style-name="T35_54"><text:s/></text:span><text:span text:style-name="T35_55">choice</text:span><text:span text:style-name="T35_56">;<text:s/></text:span><text:span text:style-name="T35_57">която</text:span><text:span text:style-name="T35_58"><text:s/></text:span><text:span text:style-name="T35_59">също</text:span><text:span text:style-name="T35_60"><text:s/></text:span><text:span text:style-name="T35_61">да</text:span><text:span text:style-name="T35_62"><text:s/></text:span><text:span text:style-name="T35_63">бъде</text:span><text:span text:style-name="T35_64"><text:s/></text:span><text:span text:style-name="T35_65">въведена</text:span><text:span text:style-name="T35_66"><text:s/></text:span><text:span text:style-name="T35_67">от</text:span><text:span text:style-name="T35_68"><text:s/></text:span><text:span text:style-name="T35_69">потребителя</text:span><text:span text:style-name="T35_70"><text:s/></text:span><text:span text:style-name="T35_71">и</text:span><text:span text:style-name="T35_72"><text:s/></text:span><text:span text:style-name="T35_73">да</text:span><text:span text:style-name="T35_74"><text:s/></text:span><text:span text:style-name="T35_75">определя</text:span><text:span text:style-name="T35_76"><text:s/></text:span><text:span text:style-name="T35_77">обработката</text:span><text:span text:style-name="T35_78"><text:s/></text:span><text:span text:style-name="T35_79">на</text:span><text:span text:style-name="T35_80"><text:s/></text:span><text:span text:style-name="T35_81">текста</text:span><text:span text:style-name="T35_82"><text:s/></text:span><text:span text:style-name="T35_83">и</text:span><text:span text:style-name="T35_84"><text:s/></text:span><text:span text:style-name="T35_85">едението</text:span><text:span text:style-name="T35_86"><text:s/></text:span><text:span text:style-name="T35_87">на</text:span><text:span text:style-name="T35_88"><text:s/></text:span><text:span text:style-name="T35_89">програмата</text:span><text:span text:style-name="T35_90"><text:s/></text:span><text:span text:style-name="T35_91">чрез</text:span><text:span text:style-name="T35_92"><text:s/></text:span><text:span text:style-name="T35_93">switch</text:span><text:span text:style-name="T35_94">(</text:span><text:span text:style-name="T35_95">choice</text:span><text:span text:style-name="T35_96">)<text:s/></text:span><text:span text:style-name="T35_97">оператора</text:span><text:span text:style-name="T35_98">.</text:span></text:p>
      <text:p text:style-name="P36"><text:span text:style-name="T36_1">При</text:span><text:span text:style-name="T36_2"><text:s/></text:span><text:span text:style-name="T36_3">избор</text:span><text:span text:style-name="T36_4"><text:s/></text:span><text:span text:style-name="T36_5">криптиране</text:span><text:span text:style-name="T36_6">/</text:span><text:span text:style-name="T36_7">декриптиране</text:span><text:span text:style-name="T36_8"><text:s/></text:span><text:span text:style-name="T36_9">(</text:span><text:span text:style-name="T36_10">case</text:span><text:span text:style-name="T36_11"><text:s/>1:)<text:s/></text:span><text:span text:style-name="T36_12">се</text:span><text:span text:style-name="T36_13"><text:s/></text:span><text:span text:style-name="T36_14">извиква</text:span><text:span text:style-name="T36_15"><text:s/></text:span><text:span text:style-name="T36_16">методът</text:span><text:span text:style-name="T36_17"><text:s/></text:span><text:span text:style-name="T36_18">encrypt</text:span><text:span text:style-name="T36_19"><text:s/></text:span><text:span text:style-name="T36_20">с</text:span><text:span text:style-name="T36_21"><text:s/></text:span><text:span text:style-name="T36_22">аргументи</text:span><text:span text:style-name="T36_23"><text:s/></text:span><text:span text:style-name="T36_24">(</text:span><text:span text:style-name="T36_25">text</text:span><text:span text:style-name="T36_26">,</text:span><text:span text:style-name="T36_27">key</text:span><text:span text:style-name="T36_28">)</text:span></text:p>
      <text:p text:style-name="P37"><text:span text:style-name="T37_1">При</text:span><text:span text:style-name="T37_2"><text:s/></text:span><text:span text:style-name="T37_3">избор</text:span><text:span text:style-name="T37_4"><text:s/></text:span><text:span text:style-name="T37_5">да</text:span><text:span text:style-name="T37_6"><text:s/></text:span><text:span text:style-name="T37_7">се</text:span><text:span text:style-name="T37_8"><text:s/></text:span><text:span text:style-name="T37_9">види</text:span><text:span text:style-name="T37_10"><text:s/></text:span><text:span text:style-name="T37_11">оригиналния</text:span><text:span text:style-name="T37_12"><text:s/></text:span><text:span text:style-name="T37_13">текст</text:span><text:span text:style-name="T37_14"><text:s/></text:span><text:span text:style-name="T37_15">(</text:span><text:span text:style-name="T37_16">case</text:span><text:span text:style-name="T37_17"><text:s/>2:)<text:s/></text:span><text:span text:style-name="T37_18">се</text:span><text:span text:style-name="T37_19"><text:s/></text:span><text:span text:style-name="T37_20">извиква</text:span><text:span text:style-name="T37_21"><text:s/></text:span><text:span text:style-name="T37_22">методът</text:span><text:span text:style-name="T37_23"><text:s/></text:span><text:span text:style-name="T37_24">decrypt</text:span><text:span text:style-name="T37_25"><text:s/></text:span><text:span text:style-name="T37_26">с</text:span><text:span text:style-name="T37_27"><text:s/></text:span><text:span text:style-name="T37_28">аргументи</text:span><text:span text:style-name="T37_29"><text:s/></text:span><text:span text:style-name="T37_30">encrypt</text:span><text:span text:style-name="T37_31"><text:s/></text:span><text:span text:style-name="T37_32">и</text:span><text:span text:style-name="T37_33"><text:s/></text:span><text:span text:style-name="T37_34">key</text:span><text:span text:style-name="T37_35">.</text:span></text:p>
      <text:p text:style-name="P38"><text:span text:style-name="T38_1">За</text:span><text:span text:style-name="T38_2"><text:s/></text:span><text:span text:style-name="T38_3">изход</text:span><text:span text:style-name="T38_4"><text:s/></text:span><text:span text:style-name="T38_5">от</text:span><text:span text:style-name="T38_6"><text:s/></text:span><text:span text:style-name="T38_7">програмата</text:span><text:span text:style-name="T38_8"><text:s/></text:span><text:span text:style-name="T38_9">(</text:span><text:span text:style-name="T38_10">case</text:span><text:span text:style-name="T38_11"><text:s/>-1:)</text:span><text:span text:style-name="T38_12"><text:s/></text:span><text:span text:style-name="T38_13">се</text:span><text:span text:style-name="T38_14"><text:s/></text:span><text:span text:style-name="T38_15">използва</text:span><text:span text:style-name="T38_16"><text:s/></text:span><text:span text:style-name="T38_17">методът</text:span><text:span text:style-name="T38_18"><text:s/></text:span><text:span text:style-name="T38_19">System</text:span><text:span text:style-name="T38_20">.</text:span><text:span text:style-name="T38_21">exit</text:span><text:span text:style-name="T38_22">(0)</text:span></text:p>
      <text:p text:style-name="P39"><text:span text:style-name="T39_1">А</text:span><text:span text:style-name="T39_2"><text:s/></text:span><text:span text:style-name="T39_3">за</text:span><text:span text:style-name="T39_4"><text:s/></text:span><text:span text:style-name="T39_5">въвеждане</text:span><text:span text:style-name="T39_6"><text:s/></text:span><text:span text:style-name="T39_7">на</text:span><text:span text:style-name="T39_8"><text:s/></text:span><text:span text:style-name="T39_9">нов</text:span><text:span text:style-name="T39_10"><text:s/></text:span><text:span text:style-name="T39_11">текст</text:span><text:span text:style-name="T39_12"><text:s/></text:span><text:span text:style-name="T39_13">се</text:span><text:span text:style-name="T39_14"><text:s/></text:span><text:span text:style-name="T39_15">извиква</text:span><text:span text:style-name="T39_16"><text:s/></text:span><text:span text:style-name="T39_17">main</text:span><text:span text:style-name="T39_18"><text:s/></text:span><text:span text:style-name="T39_19">метода</text:span><text:span text:style-name="T39_20"><text:s/></text:span><text:span text:style-name="T39_21">и</text:span><text:span text:style-name="T39_22"><text:s/></text:span><text:span text:style-name="T39_23">всичко</text:span><text:span text:style-name="T39_24"><text:s/></text:span><text:span text:style-name="T39_25">започва</text:span><text:span text:style-name="T39_26"><text:s/></text:span><text:span text:style-name="T39_27">от</text:span><text:span text:style-name="T39_28"><text:s/></text:span><text:span text:style-name="T39_29">начало</text:span><text:span text:style-name="T39_3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